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Heading_20_1" style:list-style-name="WWNum1" style:master-page-name="Converted1">
      <style:paragraph-properties fo:margin-left="1.27cm" fo:text-indent="-0.635cm" style:auto-text-indent="false" style:page-number="1"/>
    </style:style>
    <style:style style:name="P3" style:family="paragraph" style:parent-style-name="normal">
      <style:paragraph-properties fo:margin-left="1.27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font-style="normal" style:text-underline-style="none" fo:font-weight="normal" fo:background-color="transparent" loext:char-shading-value="0" style:font-name-asian="Arial2" style:font-size-asian="26pt" style:font-style-asian="normal" style:font-weight-asian="normal" style:font-name-complex="Arial2" style:font-size-complex="26pt"/>
    </style:style>
    <style:style style:name="T3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bookmark text:name="_bo6q476eye93"/><text:span text:style-name="T2">1. Context</text:span><text:span text:style-name="T1"/></text:h>
      <text:list text:style-name="WWNum1">
        <text:list-item>
          <text:h text:style-name="P2" text:outline-level="1" loext:marker-style-name="T3"><text:bookmark text:name="_ycrmoqy5up0y"/>Context<text:span text:style-name="T3"/></text:h>
        </text:list-item>
      </text:list>
      <text:p text:style-name="P3">I’m the tech leader of one of 4 teams, that exist in the department “Center of Excellence for AI” in my company named CEGID (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635cm" fo:margin-bottom="0.212cm" style:contextual-spacing="false" fo:line-height="100%" fo:keep-together="always" fo:break-before="auto" fo:break-after="auto" fo:keep-with-next="always">
        <style:tab-stops/>
      </style:paragraph-properties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3" style:list-style-name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8T15:44:29.677453800</dc:date>
    <meta:editing-duration>PT1M14S</meta:editing-duration>
    <meta:editing-cycles>1</meta:editing-cycles>
    <meta:document-statistic meta:table-count="0" meta:image-count="0" meta:object-count="0" meta:page-count="3" meta:paragraph-count="3" meta:word-count="29" meta:character-count="146" meta:non-whitespace-character-count="121"/>
    <meta:generator>LibreOffice/25.2.2.2$Windows_X86_64 LibreOffice_project/7370d4be9e3cf6031a51beef54ff3bda878e3fac</meta:generator>
  </office:meta>
</office:document-meta>
</file>